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officeooo:rsid="000f2b6d" officeooo:paragraph-rsid="000f2b6d" style:font-size-asian="24pt" style:font-size-complex="24pt"/>
    </style:style>
    <style:style style:name="P2" style:family="paragraph" style:parent-style-name="Standard">
      <style:text-properties fo:font-size="14pt" officeooo:rsid="000f2b6d" officeooo:paragraph-rsid="000f2b6d" style:font-size-asian="14pt" style:font-size-complex="14pt"/>
    </style:style>
    <style:style style:name="P3" style:family="paragraph" style:parent-style-name="Standard">
      <style:text-properties fo:font-size="16pt" officeooo:rsid="000f2b6d" officeooo:paragraph-rsid="000f2b6d" style:font-size-asian="14pt" style:font-size-complex="16pt"/>
    </style:style>
    <style:style style:name="P4" style:family="paragraph" style:parent-style-name="Standard">
      <style:text-properties fo:font-size="20pt" officeooo:rsid="000f2b6d" officeooo:paragraph-rsid="000f2b6d" style:font-size-asian="17.5pt" style:font-size-complex="20pt"/>
    </style:style>
    <style:style style:name="P5" style:family="paragraph" style:parent-style-name="Standard">
      <style:paragraph-properties fo:line-height="100%"/>
      <style:text-properties style:font-name="Liberation Serif" fo:font-size="12pt" officeooo:paragraph-rsid="00100424" style:font-size-asian="12pt" style:font-size-complex="12pt"/>
    </style:style>
    <style:style style:name="P6" style:family="paragraph" style:parent-style-name="Standard">
      <style:paragraph-properties fo:line-height="100%"/>
      <style:text-properties style:font-name="Liberation Serif" fo:font-size="12pt" fo:font-weight="bold" officeooo:paragraph-rsid="00100424" style:font-size-asian="12pt" style:font-weight-asian="bold" style:font-size-complex="12pt" style:font-weight-complex="bold"/>
    </style:style>
    <style:style style:name="P7" style:family="paragraph" style:parent-style-name="Standard">
      <style:paragraph-properties fo:line-height="100%"/>
      <style:text-properties officeooo:paragraph-rsid="00100424"/>
    </style:style>
    <style:style style:name="P8" style:family="paragraph" style:parent-style-name="Standard">
      <style:paragraph-properties fo:line-height="100%"/>
      <style:text-properties style:font-name="Liberation Serif" fo:font-size="18pt" officeooo:rsid="00100424" officeooo:paragraph-rsid="00100424" style:font-size-asian="15.75pt" style:font-size-complex="18pt"/>
    </style:style>
    <style:style style:name="P9" style:family="paragraph" style:parent-style-name="Standard">
      <style:paragraph-properties fo:line-height="150%"/>
      <style:text-properties style:font-name="Liberation Serif" officeooo:paragraph-rsid="00100424"/>
    </style:style>
    <style:style style:name="P10" style:family="paragraph" style:parent-style-name="Standard">
      <style:paragraph-properties fo:line-height="150%"/>
      <style:text-properties style:font-name="Liberation Serif" officeooo:paragraph-rsid="001072ba"/>
    </style:style>
    <style:style style:name="P11" style:family="paragraph" style:parent-style-name="Standard">
      <style:paragraph-properties fo:line-height="150%"/>
      <style:text-properties style:font-name="Liberation Serif" officeooo:paragraph-rsid="001659d0"/>
    </style:style>
    <style:style style:name="P12" style:family="paragraph" style:parent-style-name="Standard">
      <style:paragraph-properties fo:line-height="150%"/>
      <style:text-properties style:font-name="Liberation Serif" fo:font-size="18pt" officeooo:rsid="001072ba" officeooo:paragraph-rsid="001072ba" style:font-size-asian="15.75pt" style:font-size-complex="18pt"/>
    </style:style>
    <style:style style:name="P13" style:family="paragraph" style:parent-style-name="Standard">
      <style:paragraph-properties fo:line-height="150%"/>
      <style:text-properties style:font-name="Liberation Serif" fo:font-size="18pt" officeooo:rsid="00110adb" officeooo:paragraph-rsid="00110adb" style:font-size-asian="15.75pt" style:font-size-complex="18pt"/>
    </style:style>
    <style:style style:name="P14" style:family="paragraph" style:parent-style-name="Standard">
      <style:paragraph-properties fo:line-height="150%"/>
      <style:text-properties style:font-name="Liberation Serif" officeooo:paragraph-rsid="00110adb"/>
    </style:style>
    <style:style style:name="P15" style:family="paragraph" style:parent-style-name="Standard">
      <style:paragraph-properties fo:line-height="150%"/>
      <style:text-properties style:font-name="Liberation Serif" fo:font-size="18pt" officeooo:rsid="0013fd83" officeooo:paragraph-rsid="0013fd83" style:font-size-asian="15.75pt" style:font-size-complex="18pt"/>
    </style:style>
    <style:style style:name="P16" style:family="paragraph" style:parent-style-name="Standard">
      <style:paragraph-properties fo:line-height="150%"/>
      <style:text-properties style:font-name="Liberation Serif" officeooo:paragraph-rsid="001568ce"/>
    </style:style>
    <style:style style:name="P17" style:family="paragraph" style:parent-style-name="Standard">
      <style:paragraph-properties fo:line-height="150%"/>
      <style:text-properties style:font-name="Liberation Serif" officeooo:rsid="0013fd83" officeooo:paragraph-rsid="0013fd83"/>
    </style:style>
    <style:style style:name="P18" style:family="paragraph" style:parent-style-name="Standard">
      <style:text-properties fo:font-size="15pt" officeooo:rsid="000f2b6d" officeooo:paragraph-rsid="000f2b6d" style:font-size-asian="13.1000003814697pt" style:font-size-complex="15pt"/>
    </style:style>
    <style:style style:name="T1" style:family="text">
      <style:text-properties fo:font-size="18pt" style:font-size-asian="18pt" style:font-size-complex="18pt"/>
    </style:style>
    <style:style style:name="T2" style:family="text">
      <style:text-properties style:font-name="Arial" style:font-name-complex="Arial1"/>
    </style:style>
    <style:style style:name="T3" style:family="text">
      <style:text-properties style:font-name-complex="Arial1"/>
    </style:style>
    <style:style style:name="T4" style:family="text">
      <style:text-properties officeooo:rsid="00185c48" style:font-name-complex="Arial1"/>
    </style:style>
    <style:style style:name="T5" style:family="text">
      <style:text-properties fo:font-weight="normal" officeooo:rsid="00185c48" style:font-weight-asian="normal" style:font-name-complex="Arial1" style:font-weight-complex="normal"/>
    </style:style>
    <style:style style:name="T6" style:family="text">
      <style:text-properties fo:font-weight="normal" officeooo:rsid="001a447e" style:font-weight-asian="normal" style:font-name-complex="Arial1" style:font-weight-complex="normal"/>
    </style:style>
    <style:style style:name="T7" style:family="text">
      <style:text-properties fo:font-weight="bold" style:font-weight-asian="bold" style:font-name-complex="Arial1"/>
    </style:style>
    <style:style style:name="T8" style:family="text">
      <style:text-properties officeooo:rsid="001296b1" style:font-name-complex="Arial1"/>
    </style:style>
    <style:style style:name="T9" style:family="text">
      <style:text-properties fo:font-weight="bold" officeooo:rsid="00110adb" style:font-weight-asian="bold" style:font-name-complex="Arial1"/>
    </style:style>
    <style:style style:name="T10" style:family="text">
      <style:text-properties fo:font-size="18pt" officeooo:rsid="001072ba" style:font-size-asian="15.75pt" style:font-name-complex="Arial1" style:font-size-complex="18pt"/>
    </style:style>
    <style:style style:name="T11" style:family="text">
      <style:text-properties style:font-name="Arial" fo:font-size="12pt" fo:font-weight="bold" style:font-size-asian="12pt" style:font-weight-asian="bold" style:font-name-complex="Arial1"/>
    </style:style>
    <style:style style:name="T12" style:family="text">
      <style:text-properties fo:font-size="12pt" fo:font-weight="bold" style:font-size-asian="12pt" style:font-weight-asian="bold" style:font-name-complex="Arial1"/>
    </style:style>
    <style:style style:name="T13" style:family="text">
      <style:text-properties style:font-name="Arial" fo:font-weight="bold" style:font-weight-asian="bold"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CLOS DE VIDA DEL SOFTWARE</text:p>
      <text:p text:style-name="P2">Óscar Úbeda</text:p>
      <text:p text:style-name="P3"/>
      <text:p text:style-name="P4"><text:span text:style-name="T1">•MODELO EN CASCADA</text:span></text:p>
      <text:p text:style-name="P5" loext:marker-style-name="T2"><text:span text:style-name="T3">Pequeños desarrollos, ya que las etapas pasan de una a otra sin retorno posible</text:span></text:p>
      <text:p text:style-name="P5" loext:marker-style-name="T2"><text:span text:style-name="T3"/></text:p>
      <text:p text:style-name="P6" loext:marker-style-name="T2"><text:span text:style-name="T3">-</text:span><text:span text:style-name="T4">Ventajas: </text:span><text:span text:style-name="T5">Utiliza una estructura clara lo que hace que los pasos a seguir estén claros y definidos, </text:span><text:span text:style-name="T6">determina el objetivo final rápidamente, donde se conoce el objetivo general desde el comienzo, se transmite bien la información </text:span></text:p>
      <text:p text:style-name="P7" loext:marker-style-name="T2"><text:span text:style-name="T2"/></text:p>
      <text:p text:style-name="P8" loext:marker-style-name="T2"><text:span text:style-name="T3">•MODELO EN CASCADA CON RETROALIMENTACIÓN</text:span></text:p>
      <text:p text:style-name="P9" loext:marker-style-name="T2"><text:span text:style-name="T3">Es uno de los modelos más utilizados. Proviene del modelo anterior, pero se introduce una realimentación entre etapas, de forma que podamos volver atrás en cualquier momento para corregir, modificar o depurar algún aspecto.</text:span></text:p>
      <text:p text:style-name="P9" loext:marker-style-name="T2"><text:span text:style-name="T3"/></text:p>
      <text:p text:style-name="P9" loext:marker-style-name="T2"><text:span text:style-name="T7">-Ventajas:</text:span><text:span text:style-name="T3"> </text:span><text:span text:style-name="T8">F</text:span><text:span text:style-name="T3">ácil de comprender, de planificar y de seguir, y existen herramientas que lo soportan.</text:span></text:p>
      <text:p text:style-name="P9" loext:marker-style-name="T2"><text:span text:style-name="T7">-</text:span><text:span text:style-name="T9">Desventajas</text:span><text:span text:style-name="T7">:</text:span><text:span text:style-name="T3"> </text:span><text:span text:style-name="T8">L</text:span><text:span text:style-name="T3">os cambios generan confusiones conforme el proyecto avanza, es difícil para el cliente especificar todos los requisitos al principio, cuanto más tarde se detecte un fallo más costoso serán hacer los cambios que implique (rehacer todas las fases).</text:span></text:p>
      <text:p text:style-name="P9" loext:marker-style-name="T2"><text:span text:style-name="T3"/></text:p>
      <text:p text:style-name="P10" loext:marker-style-name="T2"><text:span text:style-name="T10">•MODELO ITERATIVO INCREMENTAL</text:span></text:p>
      <text:p text:style-name="P10" loext:marker-style-name="T2"><text:span text:style-name="T3">Para resolver el problema del tiempo del modelo en cascada, podemos ir haciendo entregas con una funcionalidad parcial del software al cliente y aumentarla en entregas posteriores.</text:span></text:p>
      <text:p text:style-name="P11" loext:marker-style-name="T11"><text:span text:style-name="T12">Modelo iterativo incremental</text:span></text:p>
      <text:p text:style-name="P11" loext:marker-style-name="T2"><text:span text:style-name="T3">Es decir, se realiza el modelo anterior (cascada) eliminando la retroalimentación y haciendo los cambios necesarios en cada incremento y entrega.</text:span></text:p>
      <text:p text:style-name="P10" loext:marker-style-name="T2"><text:span text:style-name="T3"/></text:p>
      <text:p text:style-name="P12" loext:marker-style-name="T2"><text:span text:style-name="T3">•MODELOS EVOLUTIVOS</text:span></text:p>
      <text:p text:style-name="P10" loext:marker-style-name="T2"><text:span text:style-name="T3">Son más modernos que los anteriores. Tienen en cuenta la naturaleza cambiante y evolutiva del software.</text:span></text:p>
      <text:p text:style-name="P10" loext:marker-style-name="T2"><text:span text:style-name="T3"/></text:p>
      <text:p text:style-name="P13" loext:marker-style-name="T2"><text:span text:style-name="T3">•CONSTRUCCIÓN DE PROTOTIPOS</text:span></text:p>
      <text:p text:style-name="P14" loext:marker-style-name="T2"><text:span text:style-name="T3">En la práctica, la construcción de prototipos ayuda al ingeniero de sistemas y al cliente a entender de mejor manera cuál será el resultado de la construcción cuando los requisitos estén satisfechos.</text:span></text:p>
      <text:p text:style-name="P14" loext:marker-style-name="T2"><text:span text:style-name="T3"/></text:p>
      <text:p text:style-name="P14" loext:marker-style-name="T2"><text:span text:style-name="T7">-Desventajas:</text:span><text:span text:style-name="T3"> El cliente considera la mayoría de las veces al prototipo como el producto final.</text:span></text:p>
      <text:p text:style-name="P14" loext:marker-style-name="T2"><text:soft-page-break/><text:span text:style-name="T3">Es conveniente seguir este modelo cuando el cliente es capaz d definir un conjunto de objetivos generales para el software, pero no puede identificar los requerimientos en detalle o cuando los desarrolladores tienen dudas considerables.</text:span></text:p>
      <text:p text:style-name="P14" loext:marker-style-name="T2"><text:span text:style-name="T3"/></text:p>
      <text:p text:style-name="P15" loext:marker-style-name="T2"><text:span text:style-name="T3">•MODELO EN ESPIRAL</text:span></text:p>
      <text:p text:style-name="P16" loext:marker-style-name="T2"><text:span text:style-name="T3">Es una combinación del modelo anterior con el modelo en cascada añadiendo un nuevo elemento, el análisis de riesgo.</text:span></text:p>
      <text:p text:style-name="P16" loext:marker-style-name="T11"><text:span text:style-name="T12">-Siempre hay una serie de etapas que debemos seguir para construir software fiable y de calidad.</text:span></text:p>
      <text:p text:style-name="P16" loext:marker-style-name="T2"><text:span text:style-name="T7">- Análisis de requisitos:</text:span><text:span text:style-name="T3"> Se especifican los requisitos funcionales y no funcionales del sistema.</text:span></text:p>
      <text:p text:style-name="P16" loext:marker-style-name="T2"><text:span text:style-name="T7">- Diseño:</text:span><text:span text:style-name="T3"> Se divide el sistema en partes y se determina la función de cada una.</text:span></text:p>
      <text:p text:style-name="P16" loext:marker-style-name="T2"><text:span text:style-name="T7">- Codificación:</text:span><text:span text:style-name="T3"> Se elige un lenguaje de programación y se codifican los programas.</text:span></text:p>
      <text:p text:style-name="P16" loext:marker-style-name="T2"><text:span text:style-name="T7">- Pruebas:</text:span><text:span text:style-name="T3"> Se prueban los programas para detectar errores y se depuran.</text:span></text:p>
      <text:p text:style-name="P16" loext:marker-style-name="T2"><text:span text:style-name="T7">- Documentación: </text:span><text:span text:style-name="T3">De todas las etapas, se documenta y guarda toda la información.</text:span></text:p>
      <text:p text:style-name="P16" loext:marker-style-name="T2"><text:span text:style-name="T7">- Explotación:</text:span><text:span text:style-name="T3"> Instalamos, configuramos y probamos la aplicación en los equipos del cliente.</text:span></text:p>
      <text:p text:style-name="P16" loext:marker-style-name="T2"><text:span text:style-name="T7">- Mantenimiento:</text:span><text:span text:style-name="T3"> Se mantiene el contacto con el cliente para actualizar y modificar la aplicación el futuro.</text:span></text:p>
      <text:p text:style-name="P16" loext:marker-style-name="T13"><text:span text:style-name="T7">- Autoevaluación</text:span></text:p>
      <text:p text:style-name="P17" loext:marker-style-name="T2"><text:span text:style-name="T3"/></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6:40:01.573000000</meta:creation-date>
    <dc:date>2024-09-26T17:28:17.282000000</dc:date>
    <meta:editing-duration>PT48M11S</meta:editing-duration>
    <meta:editing-cycles>12</meta:editing-cycles>
    <meta:generator>LibreOffice/24.8.0.3$Windows_X86_64 LibreOffice_project/0bdf1299c94fe897b119f97f3c613e9dca6be583</meta:generator>
    <meta:document-statistic meta:table-count="0" meta:image-count="0" meta:object-count="0" meta:page-count="2" meta:paragraph-count="30" meta:word-count="448" meta:character-count="2903" meta:non-whitespace-character-count="2484"/>
  </office:meta>
</office:document-meta>
</file>